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adornments="Gras" style:font-family-generic="swiss" style:font-pitch="variable"/>
    <style:font-face style:name="Calibri2" svg:font-family="Calibri" style:font-adornments="Italique" style:font-family-generic="swiss" style:font-pitch="variable"/>
    <style:font-face style:name="Calibri1" svg:font-family="Calibri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/>
    </style:style>
    <style:style style:name="P2" style:family="paragraph" style:parent-style-name="Header">
      <style:paragraph-properties>
        <style:tab-stops>
          <style:tab-stop style:position="7.5cm" style:type="center"/>
          <style:tab-stop style:position="15.998cm" style:type="right"/>
        </style:tab-stops>
      </style:paragraph-properties>
      <style:text-properties fo:language="en" fo:country="US" officeooo:paragraph-rsid="0021fa90"/>
    </style:style>
    <style:style style:name="P3" style:family="paragraph" style:parent-style-name="Header">
      <style:paragraph-properties>
        <style:tab-stops>
          <style:tab-stop style:position="7.5cm" style:type="center"/>
          <style:tab-stop style:position="16.007cm" style:type="right"/>
        </style:tab-stops>
      </style:paragraph-properties>
      <style:text-properties fo:language="en" fo:country="US" officeooo:paragraph-rsid="002196d1"/>
    </style:style>
    <style:style style:name="P4" style:family="paragraph" style:parent-style-name="Footer_20_right">
      <style:paragraph-properties>
        <style:tab-stops>
          <style:tab-stop style:position="7.5cm" style:type="center"/>
          <style:tab-stop style:position="16.007cm" style:type="right"/>
        </style:tab-stops>
      </style:paragraph-properties>
      <style:text-properties fo:language="en" fo:country="US" officeooo:rsid="002196d1" officeooo:paragraph-rsid="0021fa90"/>
    </style:style>
    <style:style style:name="P5" style:family="paragraph" style:parent-style-name="Footer_20_right">
      <style:paragraph-properties>
        <style:tab-stops>
          <style:tab-stop style:position="7.5cm" style:type="center"/>
          <style:tab-stop style:position="16.007cm" style:type="right"/>
        </style:tab-stops>
      </style:paragraph-properties>
      <style:text-properties officeooo:rsid="002196d1" officeooo:paragraph-rsid="0021eaf0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paragraph-properties fo:break-before="page"/>
      <style:text-properties fo:language="en" fo:country="US"/>
    </style:style>
    <style:style style:name="P8" style:family="paragraph" style:parent-style-name="Definition_20_Term_20_Tight">
      <style:text-properties officeooo:paragraph-rsid="00275fc3"/>
    </style:style>
    <style:style style:name="P9" style:family="paragraph" style:parent-style-name="Definition_20_Term_20_Tight">
      <style:text-properties fo:language="en" fo:country="US" officeooo:paragraph-rsid="00275fc3"/>
    </style:style>
    <style:style style:name="P10" style:family="paragraph" style:parent-style-name="Definition_20_Definition">
      <style:text-properties officeooo:paragraph-rsid="00275fc3"/>
    </style:style>
    <style:style style:name="P11" style:family="paragraph" style:parent-style-name="Definition_20_Definition_20_Tight">
      <style:text-properties officeooo:paragraph-rsid="00275fc3"/>
    </style:style>
    <style:style style:name="P12" style:family="paragraph" style:parent-style-name="Heading_20_1" style:master-page-name="First_20_Page">
      <style:paragraph-properties style:page-number="auto"/>
      <style:text-properties fo:language="en" fo:country="US"/>
    </style:style>
    <style:style style:name="P13" style:family="paragraph" style:parent-style-name="Standard">
      <style:text-properties fo:language="en" fo:country="US"/>
    </style:style>
    <style:style style:name="T1" style:family="text">
      <style:text-properties officeooo:rsid="002196d1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officeooo:rsid="0021eaf0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  <style:style style:name="T6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bookmark-start text:name="__RefHeading___Toc2446_2014762723"/>This a chapter<text:bookmark-end text:name="__RefHeading___Toc2446_2014762723"/></text:h>
      <text:p text:style-name="P6">Hello World!</text:p>
      <text:p text:style-name="P6"/>
      <text:p text:style-name="P6"/>
      <text:p text:style-name="Definition_20_Term">Since 2008</text:p>
      <text:p text:style-name="P10"><text:span text:style-name="T5">Associate Professor</text:span> (maître de conférences), 61<text:span text:style-name="T4">st</text:span> CNU<text:note text:id="ftn12" text:note-class="footnote"><text:note-citation>1</text:note-citation><text:note-body><text:p text:style-name="Footnote">The National Council of Universities, that is from French "Conseil national des universités" (CNU), comprises 57 sections covering different scientific disciplines. <text:a xlink:type="simple" xlink:href="http://www.cpcnu.fr/" text:style-name="Internet_20_link" text:visited-style-name="Visited_20_Internet_20_Link"><text:span text:style-name="Definition">http://www.cpcnu.fr</text:span></text:a></text:p></text:note-body></text:note> section</text:p>
      <text:p text:style-name="P9"/>
      <text:p text:style-name="P7"/>
      <text:p text:style-name="P6"/>
      <text:p text:style-name="P6"/>
      <text:p text:style-name="P7"/>
      <text:h text:style-name="Heading_20_2" text:outline-level="2"><text:bookmark-start text:name="__RefHeading___Toc2521_2014762723"/>Blabbla <text:bookmark-end text:name="__RefHeading___Toc2521_2014762723"/></text:h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adornments="Gras" style:font-family-generic="swiss" style:font-pitch="variable"/>
    <style:font-face style:name="Calibri2" svg:font-family="Calibri" style:font-adornments="Italique" style:font-family-generic="swiss" style:font-pitch="variable"/>
    <style:font-face style:name="Calibri1" svg:font-family="Calibri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font-size="11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fo:text-align="start" style:justify-single-word="false" style:page-number="auto" fo:keep-with-next="always" style:writing-mode="page"/>
      <style:text-properties style:font-name="Calibri" fo:font-family="Calibri" style:font-style-name="Gras" style:font-family-generic="swis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cm" fo:margin-bottom="0.15cm" loext:contextual-spacing="true" style:writing-mode="pag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 style:writing-mode="page"/>
      <style:text-properties fo:font-size="10.5pt" fo:font-style="normal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style:paragraph-properties style:writing-mode="page"/>
      <style:text-properties fo:font-size="10.5pt"/>
    </style:style>
    <style:style style:name="FigureCaption" style:family="paragraph" style:parent-style-name="Caption" style:class="extra">
      <style:paragraph-properties style:writing-mode="page"/>
      <style:text-properties fo:font-size="10.5pt"/>
    </style:style>
    <style:style style:name="Figure" style:family="paragraph" style:parent-style-name="Standard" style:class="extra">
      <style:paragraph-properties fo:text-align="center" style:justify-single-word="false" text:number-lines="false" text:line-number="0" style:writing-mode="page"/>
      <style:text-properties fo:font-size="10.5pt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First_20_Page">
      <loext:graphic-properties draw:fill="none" draw:fill-color="#729fcf"/>
      <style:paragraph-properties fo:line-height="150%" fo:text-align="end" style:justify-single-word="false" style:register-true="true" style:page-number="auto" fo:break-before="auto" fo:break-after="auto" fo:background-color="transparent" fo:padding="0.049cm" fo:border-left="none" fo:border-right="none" fo:border-top="0.99pt solid #2e74b5" fo:border-bottom="0.99pt solid #2e74b5" style:shadow="#808080 0.18cm 0.18cm" style:writing-mode="page">
        <style:tab-stops/>
      </style:paragraph-properties>
      <style:text-properties fo:font-variant="small-caps" fo:color="#2e74b5" fo:font-size="3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writing-mode="page"/>
      <style:text-properties fo:font-variant="small-caps" fo:color="#2e74b5" fo:font-size="2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writing-mode="page"/>
      <style:text-properties fo:color="#1f4e79" fo:font-size="18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style:writing-mode="page"/>
      <style:text-properties fo:color="#1f4e79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style:writing-mode="page"/>
      <style:text-properties fo:font-size="14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style:writing-mode="page"/>
      <style:text-properties fo:font-size="14pt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left="0cm" fo:margin-right="13cm" fo:margin-top="0.152cm" fo:margin-bottom="0.152cm" loext:contextual-spacing="false" fo:text-indent="0cm" style:auto-text-indent="false" style:writing-mode="page"/>
      <style:text-properties style:font-name="Calibri" fo:font-family="Calibri" style:font-style-name="Gras" style:font-family-generic="swiss" style:font-pitch="variable" fo:font-weight="bold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 style:writing-mode="page"/>
      <style:text-properties fo:font-size="95%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 style:writing-mode="page"/>
      <style:text-properties style:font-name="Calibri" fo:font-family="Calibri" style:font-style-name="Gras" style:font-family-generic="swiss" style:font-pitch="variable" fo:font-size="11pt" fo:font-weight="bold" style:font-weight-asian="bold" style:font-weight-complex="bold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style:shadow="none" text:number-lines="false" text:line-number="0" style:writing-mode="page"/>
      <style:text-properties fo:font-size="9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8pt"/>
    </style:style>
    <style:style style:name="Definition_20_Term_20_Tight" style:display-name="Definition Term Tight" style:family="paragraph" style:parent-style-name="Standard" style:next-style-name="Definition_20_Definition_20_Tight" style:default-outline-level="1" style:list-style-name="">
      <style:paragraph-properties fo:margin-top="0.203cm" fo:margin-bottom="0.203cm" loext:contextual-spacing="false" style:writing-mode="page"/>
      <style:text-properties style:font-name="Calibri1" fo:font-family="Calibri" style:font-style-name="Normal" style:font-family-generic="swiss" style:font-pitch="variable" fo:font-size="101%" fo:font-weight="bold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 style:writing-mode="page"/>
      <style:text-properties style:font-name="Calibri2" fo:font-family="Calibri" style:font-style-name="Italique" style:font-family-generic="swiss" style:font-pitch="variable" fo:font-size="18pt" fo:font-style="normal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 style:writing-mode="page"/>
      <style:text-properties style:font-name="Calibri1" fo:font-family="Calibri" style:font-style-name="Normal" style:font-family-generic="swiss" style:font-pitch="variable" fo:font-size="18pt" fo:font-style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left="0cm" fo:margin-right="0cm" fo:margin-top="0cm" fo:margin-bottom="0cm" loext:contextual-spacing="true" fo:text-indent="0.75cm" style:auto-text-indent="false" style:writing-mode="page"/>
      <style:text-properties fo:font-size="11pt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text-transform="capitalize" fo:font-size="32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>
      <style:text-properties fo:font-size="10pt"/>
    </style:style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Chapter_20_Number" style:display-name="Chapter Number" style:family="text" style:parent-style-name="Numbering_20_Symbols">
      <style:text-properties fo:font-weight="bold"/>
    </style:style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Draft_5f_foot" style:display-name="Draft_foot" style:family="text" style:parent-style-name="Footnote_20_Symbol">
      <style:text-properties fo:color="#999999" fo:font-size="9pt"/>
    </style:style>
    <style:style style:name="Variable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Chapter_20_Number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>
      <text:footnote-continuation-notice-forward>[...]</text:footnote-continuation-notice-for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style style:name="MP2" style:family="paragraph" style:parent-style-name="Header">
      <style:paragraph-properties>
        <style:tab-stops>
          <style:tab-stop style:position="7.5cm" style:type="center"/>
          <style:tab-stop style:position="15.998cm" style:type="right"/>
        </style:tab-stops>
      </style:paragraph-properties>
      <style:text-properties fo:language="en" fo:country="US" officeooo:paragraph-rsid="0021fa90"/>
    </style:style>
    <style:style style:name="MP3" style:family="paragraph" style:parent-style-name="Footer_20_right">
      <style:paragraph-properties>
        <style:tab-stops>
          <style:tab-stop style:position="7.5cm" style:type="center"/>
          <style:tab-stop style:position="16.007cm" style:type="right"/>
        </style:tab-stops>
      </style:paragraph-properties>
      <style:text-properties fo:language="en" fo:country="US" officeooo:rsid="002196d1" officeooo:paragraph-rsid="0021fa90"/>
    </style:style>
    <style:style style:name="MP4" style:family="paragraph" style:parent-style-name="Header">
      <style:paragraph-properties>
        <style:tab-stops>
          <style:tab-stop style:position="7.5cm" style:type="center"/>
          <style:tab-stop style:position="16.007cm" style:type="right"/>
        </style:tab-stops>
      </style:paragraph-properties>
      <style:text-properties fo:language="en" fo:country="US" officeooo:paragraph-rsid="002196d1"/>
    </style:style>
    <style:style style:name="MP5" style:family="paragraph" style:parent-style-name="Footer_20_right">
      <style:paragraph-properties>
        <style:tab-stops>
          <style:tab-stop style:position="7.5cm" style:type="center"/>
          <style:tab-stop style:position="16.007cm" style:type="right"/>
        </style:tab-stops>
      </style:paragraph-properties>
      <style:text-properties officeooo:rsid="002196d1" officeooo:paragraph-rsid="0021eaf0"/>
    </style:style>
    <style:style style:name="MT1" style:family="text">
      <style:text-properties officeooo:rsid="002196d1"/>
    </style:style>
    <style:style style:name="MT2" style:family="text">
      <style:text-properties style:font-name="Times New Roman1" officeooo:rsid="0021eaf0"/>
    </style:style>
    <style:style style:name="MT3" style:family="text">
      <style:text-properties style:font-name="Times New Roman1"/>
    </style:style>
    <style:style style:name="MT4" style:family="text"/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2cm" fo:margin-left="0cm" fo:margin-right="0cm" fo:margin-top="0.5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99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.499cm" fo:margin-bottom="2.499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99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.499cm" fo:margin-bottom="2.499cm" fo:margin-left="2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99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99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date-style style:name="N107"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0</text:page-number><text:s/></text:p>
      </style:footer>
    </style:master-page>
    <style:master-page style:name="First_20_Page" style:display-name="First Page" style:page-layout-name="Mpm2" style:next-style-name="Righ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MP2"><text:tab/><text:tab/><text:span text:style-name="MT1"><text:page-number text:select-page="current">4</text:page-number></text:span></text:p>
      </style:header>
      <style:footer>
        <text:p text:style-name="MP3"><text:span text:style-name="Draft_5f_foot"><text:span text:style-name="MT2">Draft of </text:span></text:span><text:span text:style-name="Draft_5f_foot"><text:span text:style-name="MT2"><text:file-name text:display="name">template</text:file-name></text:span></text:span><text:span text:style-name="Draft_5f_foot"><text:span text:style-name="MT2"><text:s/>(</text:span></text:span><text:span text:style-name="Draft_5f_foot"><text:span text:style-name="MT2"><text:editing-cycles>15</text:editing-cycles></text:span></text:span><text:span text:style-name="Draft_5f_foot"><text:span text:style-name="MT2">), modified on</text:span></text:span><text:span text:style-name="Draft_5f_foot"><text:span text:style-name="MT3"> <text:s/></text:span></text:span><text:span text:style-name="Draft_5f_foot"><text:span text:style-name="MT3"><text:modification-date style:data-style-name="N75">Mar 9, 2018</text:modification-date></text:span></text:span><text:span text:style-name="Draft_5f_foot"><text:span text:style-name="MT3">-</text:span></text:span><text:span text:style-name="Draft_5f_foot"><text:span text:style-name="MT3"><text:modification-time style:data-style-name="N41">15:22:57</text:modification-time></text:span></text:span><text:span text:style-name="Draft_5f_foot"><text:span text:style-name="MT3"><text:tab/><text:tab/></text:span></text:span><text:span text:style-name="MT3">©</text:span> <text:date style:data-style-name="N107" text:date-value="2018-03-09T15:22:57.233005827">2018</text:date>, <text:s/><text:initial-creator/></text:p>
      </style:footer>
    </style:master-page>
    <style:master-page style:name="Right_20_Page" style:display-name="Right Page" style:page-layout-name="Mpm4" style:next-style-name="Left_20_Page">
      <style:header>
        <text:p text:style-name="MP4"><text:span text:style-name="MT1"><text:page-number text:select-page="current">3</text:page-number></text:span><text:span text:style-name="MT1"><text:tab/><text:tab/></text:span><text:span text:style-name="MT1"><text:chapter text:display="number-and-name" text:outline-level="1">This a chapter</text:chapter></text:span></text:p>
      </style:header>
      <style:footer>
        <text:p text:style-name="MP5"><text:span text:style-name="MT3">©</text:span> <text:date style:data-style-name="N107" text:date-value="2018-03-09T15:22:57.234353637">2018</text:date>, <text:s/><text:initial-creator/><text:tab/><text:tab/><text:span text:style-name="Draft_5f_foot">Draft of </text:span><text:span text:style-name="Draft_5f_foot"><text:file-name text:display="name">template</text:file-name></text:span><text:span text:style-name="Draft_5f_foot"><text:s/>(</text:span><text:span text:style-name="Draft_5f_foot"><text:editing-cycles>15</text:editing-cycles></text:span><text:span text:style-name="Draft_5f_foot">), modified on <text:s/></text:span><text:span text:style-name="Draft_5f_foot"><text:modification-date style:data-style-name="N75">Mar 9, 2018</text:modification-date></text:span><text:span text:style-name="Draft_5f_foot">-</text:span><text:span text:style-name="Draft_5f_foot"><text:modification-time style:data-style-name="N41">15:22:57</text:modification-time></text:span></text:p>
      </style:footer>
    </style:master-page>
    <style:master-page style:name="Footnote" style:page-layout-name="Mpm5">
      <style:footer>
        <text:p text:style-name="Footer"/>
      </style:footer>
    </style:master-page>
    <style:master-page style:name="End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dc:date>2018-03-09T15:22:57.160899021</dc:date>
    <meta:editing-duration>PT46M44S</meta:editing-duration>
    <meta:editing-cycles>15</meta:editing-cycles>
    <meta:document-statistic meta:table-count="0" meta:image-count="0" meta:object-count="0" meta:page-count="4" meta:paragraph-count="12" meta:word-count="67" meta:character-count="451" meta:non-whitespace-character-count="383"/>
  </office:meta>
</office:document-meta>
</file>